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troduction</text:p>
      <text:p text:style-name="P2"/>
      <text:p text:style-name="P2">The 'Drug prohibition' article is defined by its charged history. Early versions read as uncited lists of opinion, generally with an anti-prohibition and U.S.-centric perspective.</text:p>
      <text:p text:style-name="P2"/>
      <text:p text:style-name="P2">The 'Drug prohibition' article is a member of an entire assemblage of articles related to the same theme. </text:p>
      <text:p text:style-name="P1"/>
      <text:p text:style-name="P1"/>
      <text:p text:style-name="P1">Hypothesis</text:p>
      <text:p text:style-name="P1">Question</text:p>
      <text:p text:style-name="P1">Methods</text:p>
      <text:p text:style-name="P1">Fndings</text:p>
      <text:p text:style-name="P1"/>
      <text:p text:style-name="P3">All findings as of 3 December 2009.</text:p>
      <text:p text:style-name="P1"/>
      <text:p text:style-name="P1"/>
      <text:p text:style-name="Standard"><text:span text:style-name="T4">The discussion page for the article contains expressions of significant concern regarding citation and point of view. One example from 2005 includes a criticism about a specific reference that a) links directly to an off-Wikipedia page and not to the list of references at the bottom, as is generally the case in both the article and Wikipedia as a whole; and b) is labelled '1' despite the existence of several previous references. The object of this complaint (the text: '</text:span><text:span text:style-name="T1">The supporters of the Harrison Act did not support blanket prohibition of the drugs involved 1'</text:span><text:span text:style-name="T3">) remains unchanged over four years later.</text:span></text:p>
      <text:p text:style-name="P2"/>
      <text:p text:style-name="P2">11 issues of citation or point of view stemming from 2005 remain on the discussion page. </text:p>
      <text:p text:style-name="P2"/>
      <text:p text:style-name="P2">On the article itself, 22 instances of '[citation needed]' occur. Three additional bracketed 'inline templates' occurred, each once: '[who?]', '[not in citation given]', and '[unreliable soure?]'. </text:p>
      <text:p text:style-name="P1"/>
      <text:p text:style-name="P1">Discussion</text:p>
      <text:p text:style-name="P1"/>
      <text:p text:style-name="P2">POV concerns arise from anti-prohibition contributers on the discussion page, highlighting the general concern for accuracy that enables Wikipedia as a successful open content community.</text:p>
      <text:p text:style-name="P1"/>
      <text:p text:style-name="P1">Quotes</text:p>
      <text:p text:style-name="P1"/>
      <text:p text:style-name="P2">“Even a theoretically perfect openness can lead to behavior and informal structures that are less than inclusive.” (Reagle 2008) <text:s/>transparency, integrity, and nondiscrimination.</text:p>
      <text:p text:style-name="P2"/>
      <text:p text:style-name="P2">“This yields an important descriptive feature of an open content community: a lot of discussion about what it means to be open and threats of, or even instances of, forks.” (Reagle 2008)</text:p>
      <text:p text:style-name="Standard"/>
      <text:p text:style-name="P1">References</text:p>
      <text:p text:style-name="Standard"/>
      <text:p text:style-name="Standard">T. Chesney (2006). “An empirical examination of Wikipedia's credibitility”. <text:span text:style-name="T2">First Monday.</text:span><text:span text:style-name="T3"> 11(11). <text:tab/>November.</text:span></text:p>
      <text:p text:style-name="Standard"><text:span text:style-name="T3">S. Niederer and J. van Dijck (2009). “The case of Wikipedia: Wisdom of the crowd or technicity of </text:span></text:p>
      <text:p text:style-name="Standard"><text:span text:style-name="T3"><text:tab/>content?”. Unpublished ms.</text:span></text:p>
      <text:p text:style-name="Standard"><text:soft-page-break/><text:span text:style-name="T3">J.M. Reagle (2008). </text:span><text:span text:style-name="T2">In good faith: Wikipedia and the pursuit of the universal encyclopedia. </text:span><text:span text:style-name="T3">PhD </text:span></text:p>
      <text:p text:style-name="Standard"><text:span text:style-name="T3"><text:tab/>dissertation. New York University, pp, 70-102.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0:11:31</meta:creation-date>
    <dc:date>2009-12-03T12:00:00</dc:date>
    <meta:editing-duration>PT01H33M18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22" meta:word-count="340" meta:character-count="2212"/>
  </office:meta>
</office:document-meta>
</file>